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xml="http://www.w3.org/XML/1998/namespace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xml="http://www.w3.org/XML/1998/namespace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halkduster" style:name="Chalkduster"/>
    <style:font-face svg:font-family="Times New Roman" style:name="Times New Roman"/>
    <style:font-face svg:font-family="Times New Roman" style:name="Times New Roman"/>
    <style:font-face svg:font-family="Chalkduster" style:name="Chalkduster"/>
    <style:font-face svg:font-family="Arial" style:name="Arial"/>
    <style:font-face svg:font-family="Courier" style:name="Courier"/>
    <style:font-face svg:font-family="Courier" style:name="Courier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style:style style:family="paragraph" style:name="Heading1" style:display-name="Heading1">
      <style:paragraph-properties fo:margin-right="0pt" style:line-spacing="4pt" fo:margin-top="0pt" fo:text-align="left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MyList" style:display-name="MyList">
      <text:list-level-style-bullet text:bullet-relative-size="75%" text:bullet-char="⬩" text:style-name="Standard" text:level="1">
        <style:list-level-properties style:font-name="Chalkduster" text:min-label-distance="0.15in" fo:text-align="left" fo:height="None" text:min-label-width="0.25in" fo:width="None"/>
      </text:list-level-style-bullet>
    </text:list-style>
    <text:list-style style:name="MyEnum" style:display-name="MyEnum">
      <text:list-level-style-number style:num-suffix=")" style:num-prefix="(" text:style-name="Numbering_20_Symbols" text:level="1" style:num-format="a">
        <style:list-level-properties style:font-name="Times New Roman" text:min-label-distance="0.15in" fo:text-align="left" fo:height="None" text:min-label-width="0.25in" fo:width="None"/>
      </text:list-level-style-number>
    </text:list-style>
    <text:list-style style:name="CustomBulletTextList" style:display-name="CustomBulletTextList">
      <text:list-level-style-bullet text:bullet-relative-size="75%" text:bullet-char="▪" text:style-name="Standard" text:level="1">
        <style:list-level-properties style:font-name="Times New Roman" text:min-label-distance="0.15in" fo:text-align="left" fo:height="None" text:min-label-width="0.25in" fo:width="None"/>
      </text:list-level-style-bullet>
    </text:list-style>
    <text:list-style style:name="OrderedList" style:display-name="OrderedList"/>
    <text:list-style style:name="OrdinalEnum" style:display-name="OrdinalEnum"/>
    <text:list-style style:name="Sh1" style:display-name="Sh1">
      <text:list-level-style-number style:num-suffix="." text:style-name="Numbering_20_Symbols" text:level="1" style:num-format="1">
        <style:list-level-properties text:min-label-width="0.25in" style:font-name="Times-Roman" text:space-before="0.25in"/>
      </text:list-level-style-number>
    </text:list-style>
    <text:list-style text:consecutive-numbering="false" style:name="Sh2" style:display-name="Sh2">
      <text:list-level-style-bullet text:bullet-char="■" text:style-name="Standard" text:level="2">
        <style:list-level-properties text:min-label-width="0.25in" style:font-name="Times-Roman" text:space-before="0.5in"/>
      </text:list-level-style-bullet>
    </text:list-style>
    <text:list-style text:consecutive-numbering="false" style:name="Sh3" style:display-name="Sh3">
      <text:list-level-style-bullet text:bullet-char="◆" text:style-name="Standard" text:level="3">
        <style:list-level-properties text:min-label-width="0.25in" text:space-before="0.75in"/>
      </text:list-level-style-bullet>
    </text:list-style>
    <style:style style:family="paragraph" style:name="Sp1" style:display-name="Sp1">
      <style:paragraph-properties style:line-spacing="54.0pt"/>
    </style:style>
    <text:list-style style:name="Sh4" style:display-name="Sh4">
      <text:list-level-style-number style:num-suffix="." text:style-name="Numbering_20_Symbols" text:level="1" style:num-format="1">
        <style:list-level-properties text:min-label-width="0.25in" style:font-name="Times-Roman" text:space-before="0.25in"/>
      </text:list-level-style-number>
    </text:list-style>
    <style:style style:family="paragraph" style:name="Sp2" style:display-name="Sp2">
      <style:paragraph-properties style:line-spacing="36.0pt"/>
    </style:style>
    <style:style style:family="paragraph" style:name="Sp3" style:display-name="Sp3">
      <style:paragraph-properties style:line-spacing="27.0pt"/>
    </style:style>
    <style:style style:family="paragraph" style:name="Sp4" style:display-name="Sp4">
      <style:paragraph-properties style:line-spacing="28.8pt"/>
    </style:style>
    <style:style style:family="paragraph" style:name="Sp5" style:display-name="Sp5">
      <style:paragraph-properties style:line-spacing="18.0pt"/>
    </style:style>
    <style:style style:family="paragraph" style:name="Sp6" style:display-name="Sp6">
      <style:paragraph-properties style:line-spacing="10.8pt"/>
    </style:style>
    <style:style style:family="paragraph" style:name="Sp7" style:display-name="Sp7">
      <style:paragraph-properties style:line-spacing="7.2pt"/>
    </style:style>
    <style:style style:family="paragraph" style:name="Sp8" style:display-name="Sp8">
      <style:paragraph-properties style:line-spacing="18.0pt"/>
    </style:style>
    <style:style style:family="paragraph" style:name="Sp9" style:display-name="Sp9">
      <style:paragraph-properties style:line-spacing="36.0pt"/>
    </style:style>
    <style:style style:family="paragraph" style:name="Sp10" style:display-name="Sp10">
      <style:paragraph-properties style:line-spacing="54.0pt"/>
    </style:style>
    <style:style style:family="paragraph" style:name="Sp11" style:display-name="Sp11">
      <style:paragraph-properties style:line-spacing="18.0pt"/>
    </style:style>
    <style:style style:family="paragraph" style:name="Sp12" style:display-name="Sp12">
      <style:paragraph-properties style:line-spacing="36.0pt"/>
    </style:style>
    <style:style style:family="paragraph" style:name="Sp13" style:display-name="Sp13">
      <style:paragraph-properties style:line-spacing="3.6pt"/>
    </style:style>
    <style:style style:family="paragraph" style:name="Sp14" style:display-name="Sp14">
      <style:paragraph-properties style:line-spacing="1.8pt"/>
    </style:style>
    <style:style style:family="paragraph" style:name="Sp15" style:display-name="Sp15">
      <style:paragraph-properties style:line-spacing="18.0pt"/>
    </style:style>
    <style:style style:family="paragraph" style:name="Sp16" style:display-name="Sp16">
      <style:paragraph-properties style:line-spacing="18.0pt"/>
    </style:style>
    <style:style style:family="paragraph" style:name="Sp17" style:display-name="Sp17">
      <style:paragraph-properties style:line-spacing="3.6pt"/>
    </style:style>
  </office:automatic-styles>
  <office:body>
    <office:text text:use-soft-page-breaks="true">
      <text:p text:style-name="Title"><text:span text:style-name="T1"> </text:span><text:span text:style-name="T2">&lt;ul&gt;</text:span><text:span text:style-name="T3">, </text:span><text:span text:style-name="T4">&lt;ol&gt;</text:span><text:span text:style-name="T5">, and </text:span><text:span text:style-name="T6">&lt;li&gt;</text:span><text:span text:style-name="T7"> Tags Demo </text:span></text:p>
      <text:list text:continue-list="f6a3d99e-fa9c-4db2-bf57-710f2ae080a6" text:style-name="Sh1" xml:id="f6a3d99e-fa9c-4db2-bf57-710f2ae080a6">
        <text:list-item>
          <text:p text:style-name="Normal"><text:span text:style-name="T8">Welcome to RML 1</text:span></text:p>
        </text:list-item>
      </text:list>
      <text:list text:continue-list="f6a3d99e-fa9c-4db2-bf57-710f2ae080a6" text:style-name="Sh1" xml:id="5a7d58bb-f6da-4593-b998-c744d6a0336c">
        <text:list-item>
          <text:list text:style-name="Sh2" xml:id="93609fc9-3c0a-46bb-b67b-e46c44ba1e83">
            <text:list-item>
              <text:p text:style-name="Normal"><text:span text:style-name="T9">unordered 1</text:span></text:p>
            </text:list-item>
          </text:list>
          <text:list text:style-name="Sh2" xml:id="5558979f-6b94-4969-bb3b-4fccab711d25">
            <text:list-item>
              <text:p text:style-name="Normal"><text:span text:style-name="T10">unordered 2</text:span></text:p>
            </text:list-item>
          </text:list>
          <text:list text:style-name="Sh2" xml:id="e4db3818-8731-444a-8e02-a4734ff60c5d">
            <text:list-item>
              <text:list text:style-name="Sh3" xml:id="9212a2b3-3744-4134-b1ea-b59856514d14">
                <text:list-item>
                  <text:p text:style-name="Normal"><text:span text:style-name="T11">Unordered - another one</text:span></text:p>
                </text:list-item>
              </text:list>
              <text:list text:style-name="Sh3" xml:id="6d4646f0-1f60-4971-99dc-3412895ac4f6">
                <text:list-item>
                  <text:p text:style-name="Normal"><text:span text:style-name="T12">Unordered - another one</text:span></text:p>
                </text:list-item>
              </text:list>
            </text:list-item>
          </text:list>
          <text:list text:style-name="Sh2" xml:id="d40c0e32-e72e-4d8d-8ff0-713c4dd6d1e3">
            <text:list-item>
              <text:p text:style-name="Normal"><text:span text:style-name="T13">unordered 3</text:span></text:p>
            </text:list-item>
          </text:list>
          <text:list text:style-name="Sh2" xml:id="eeb45251-8cec-44ee-a2be-34aca58533a2">
            <text:list-item>
              <text:p text:style-name="Normal"><text:span text:style-name="T14">unordered 4</text:span></text:p>
            </text:list-item>
          </text:list>
          <text:list text:style-name="Sh2" xml:id="4f13adb3-51ae-402c-b0f7-a1b3e6ec37a2">
            <text:list-item>
              <text:p text:style-name="Normal"><text:span text:style-name="T15">unordered 5</text:span></text:p>
            </text:list-item>
          </text:list>
          <text:list text:style-name="Sh2" xml:id="97e8363c-7ab9-41e9-ba71-7ba25eede6ef">
            <text:list-item>
              <text:p text:style-name="Normal"><text:span text:style-name="T16">unordered 6</text:span></text:p>
            </text:list-item>
          </text:list>
          <text:list text:style-name="Sh2" xml:id="57644115-89d2-4c43-845f-785783dfacb8">
            <text:list-item>
              <text:p text:style-name="Normal"><text:span text:style-name="T17">unordered 3</text:span></text:p>
            </text:list-item>
          </text:list>
          <text:list text:style-name="Sh2" xml:id="3ed5d972-dfc3-4765-bf43-8c09fb345887">
            <text:list-item>
              <text:p text:style-name="Normal"><text:span text:style-name="T18">unordered 4</text:span></text:p>
            </text:list-item>
          </text:list>
        </text:list-item>
      </text:list>
      <text:list text:continue-list="f6a3d99e-fa9c-4db2-bf57-710f2ae080a6" text:style-name="Sh1" xml:id="403d2203-9ebc-44a7-baae-6aaad5d6fca5">
        <text:list-item>
          <text:p text:style-name="Normal"><text:span text:style-name="T19">Welcome to RML 2</text:span></text:p>
        </text:list-item>
      </text:list>
      <text:list text:continue-list="f6a3d99e-fa9c-4db2-bf57-710f2ae080a6" text:style-name="Sh1" xml:id="e8264c61-add2-4eb5-8215-76e07155be6e">
        <text:list-item>
          <text:p text:style-name="Normal"><text:span text:style-name="T20">Welcome to RML 3</text:span></text:p>
        </text:list-item>
      </text:list>
      <text:p text:style-name="Sp1"/>
      <text:list text:continue-list="c712743d-3bd8-4e26-8230-20a6203b7bd2" text:style-name="Sh4" xml:id="c712743d-3bd8-4e26-8230-20a6203b7bd2">
        <text:list-item>
          <text:p text:style-name="Normal"><text:span text:style-name="T21">Item 1</text:span></text:p>
        </text:list-item>
      </text:list>
      <text:list text:continue-list="c712743d-3bd8-4e26-8230-20a6203b7bd2" text:style-name="Sh4" xml:id="1e47b764-e58a-4253-a134-7e46de6b9dbc">
        <text:list-item>
          <text:p text:style-name="Normal"><text:span text:style-name="T22">Item 2</text:span></text:p>
        </text:list-item>
      </text:list>
      <text:list text:style-name="MyList" xml:id="13f28fba-d8aa-427f-b971-22bce9ba59ac">
        <text:list-item>
          <text:p text:style-name="Normal"><text:span text:style-name="T23">One</text:span></text:p>
        </text:list-item>
      </text:list>
      <text:list text:style-name="MyList" xml:id="b260b3c0-287d-404b-a9e9-23417710950e">
        <text:list-item>
          <text:p text:style-name="Normal"><text:span text:style-name="T24">Two</text:span></text:p>
        </text:list-item>
      </text:list>
      <text:list text:style-name="MyList" xml:id="bb7840a3-4988-438c-aef4-36b040e9b505">
        <text:list-item>
          <text:p text:style-name="Normal"><text:span text:style-name="T25">Three</text:span></text:p>
        </text:list-item>
      </text:list>
      <text:p text:style-name="Sp2"/>
      <text:list text:continue-list="0da948c0-09bd-4f0b-be63-37862a45e107" text:style-name="MyEnum" xml:id="0da948c0-09bd-4f0b-be63-37862a45e107">
        <text:list-item>
          <text:p text:style-name="Normal"><text:span text:style-name="T26">One</text:span></text:p>
        </text:list-item>
      </text:list>
      <text:list text:continue-list="0da948c0-09bd-4f0b-be63-37862a45e107" text:style-name="MyEnum" xml:id="9e0add4f-149c-4b09-8cae-99813efb0f74">
        <text:list-item>
          <text:p text:style-name="Normal"><text:span text:style-name="T27">Two</text:span></text:p>
        </text:list-item>
      </text:list>
      <text:list text:continue-list="0da948c0-09bd-4f0b-be63-37862a45e107" text:style-name="MyEnum" xml:id="f13c405a-cc61-4e1b-b3da-40188131996e">
        <text:list-item>
          <text:p text:style-name="Normal"><text:span text:style-name="T28">Three</text:span></text:p>
        </text:list-item>
      </text:list>
      <text:p text:style-name="Sp3"/>
      <text:list text:style-name="CustomBulletTextList" xml:id="619a5e03-192c-4a51-84cd-72790313457d">
        <text:list-item>
          <text:p text:style-name="Normal"><text:span text:style-name="T29">One</text:span></text:p>
        </text:list-item>
      </text:list>
      <text:list text:style-name="CustomBulletTextList" xml:id="b86fb5fa-bc5f-44f9-8fb0-73e4b467f2f1">
        <text:list-item>
          <text:p text:style-name="Normal"><text:span text:style-name="T30">Two</text:span></text:p>
        </text:list-item>
      </text:list>
      <text:list text:style-name="CustomBulletTextList" xml:id="e18061fe-4104-412d-a2cc-466f3f0d90be">
        <text:list-item>
          <text:p text:style-name="Normal"><text:span text:style-name="T31">Three</text:span></text:p>
        </text:list-item>
      </text:list>
      <text:p text:style-name="Sp4"/>
      <text:p text:style-name="Heading1"><text:span text:style-name="T32">Ordered List Bullet Types</text:span></text:p>
      <text:p text:style-name="Sp5"/>
      <text:list text:continue-list="93417259-9877-48bc-a35c-b046ae3d0072" text:style-name="OrderedList" xml:id="93417259-9877-48bc-a35c-b046ae3d0072">
        <text:list-item>
          <text:p text:style-name="Normal"><text:span text:style-name="T33">One</text:span></text:p>
        </text:list-item>
      </text:list>
      <text:list text:continue-list="93417259-9877-48bc-a35c-b046ae3d0072" text:style-name="OrderedList" xml:id="327154cc-a04e-433d-99ac-3477789e4dfa">
        <text:list-item>
          <text:p text:style-name="Normal"><text:span text:style-name="T34">Two</text:span></text:p>
        </text:list-item>
      </text:list>
      <text:list text:continue-list="93417259-9877-48bc-a35c-b046ae3d0072" text:style-name="OrderedList" xml:id="35dc7f3f-6af5-427f-8c99-a1041d96f8ab">
        <text:list-item>
          <text:p text:style-name="Normal"><text:span text:style-name="T35">Three</text:span></text:p>
        </text:list-item>
      </text:list>
      <text:p text:style-name="Sp6"/>
      <text:list text:continue-list="3f93eab6-069f-46a6-ab5c-b78a94366664" text:style-name="OrderedList" xml:id="3f93eab6-069f-46a6-ab5c-b78a94366664">
        <text:list-item>
          <text:p text:style-name="Normal"><text:span text:style-name="T36">One</text:span></text:p>
        </text:list-item>
      </text:list>
      <text:list text:continue-list="3f93eab6-069f-46a6-ab5c-b78a94366664" text:style-name="OrderedList" xml:id="4af7f77d-c51b-48e7-bfad-dc677a93bdfe">
        <text:list-item>
          <text:p text:style-name="Normal"><text:span text:style-name="T37">Two</text:span></text:p>
        </text:list-item>
      </text:list>
      <text:list text:continue-list="3f93eab6-069f-46a6-ab5c-b78a94366664" text:style-name="OrderedList" xml:id="fec59474-2cda-47c8-b74f-6323fc35fde3">
        <text:list-item>
          <text:p text:style-name="Normal"><text:span text:style-name="T38">Three</text:span></text:p>
        </text:list-item>
      </text:list>
      <text:p text:style-name="Sp7"/>
      <text:list text:continue-list="ec6b6254-e8a0-4e60-aaab-12dd4f0dbc8e" text:style-name="OrderedList" xml:id="ec6b6254-e8a0-4e60-aaab-12dd4f0dbc8e">
        <text:list-item>
          <text:p text:style-name="Normal"><text:span text:style-name="T39">One</text:span></text:p>
        </text:list-item>
      </text:list>
      <text:list text:continue-list="ec6b6254-e8a0-4e60-aaab-12dd4f0dbc8e" text:style-name="OrderedList" xml:id="b30d1b8d-4b60-456d-a0f5-fb4b3a821dec">
        <text:list-item>
          <text:p text:style-name="Normal"><text:span text:style-name="T40">Two</text:span></text:p>
        </text:list-item>
      </text:list>
      <text:list text:continue-list="ec6b6254-e8a0-4e60-aaab-12dd4f0dbc8e" text:style-name="OrderedList" xml:id="a348cd5b-075d-4f8f-b026-869df7024e44">
        <text:list-item>
          <text:p text:style-name="Normal"><text:span text:style-name="T41">Three</text:span></text:p>
        </text:list-item>
      </text:list>
      <text:p text:style-name="Sp8"/>
      <text:list text:continue-list="9d3b6fe6-812b-4fff-b8a6-19c08e5c0919" text:style-name="OrderedList" xml:id="9d3b6fe6-812b-4fff-b8a6-19c08e5c0919">
        <text:list-item>
          <text:p text:style-name="Normal"><text:span text:style-name="T42">One</text:span></text:p>
        </text:list-item>
      </text:list>
      <text:list text:continue-list="9d3b6fe6-812b-4fff-b8a6-19c08e5c0919" text:style-name="OrderedList" xml:id="6ec209ef-c021-43a7-ad7e-a0af9c033109">
        <text:list-item>
          <text:p text:style-name="Normal"><text:span text:style-name="T43">Two</text:span></text:p>
        </text:list-item>
      </text:list>
      <text:list text:continue-list="9d3b6fe6-812b-4fff-b8a6-19c08e5c0919" text:style-name="OrderedList" xml:id="3be1fea7-2645-433f-b10c-163b290d3239">
        <text:list-item>
          <text:p text:style-name="Normal"><text:span text:style-name="T44">Three</text:span></text:p>
        </text:list-item>
      </text:list>
      <text:p text:style-name="Sp9"/>
      <text:list text:continue-list="e7fae6ac-212e-48b6-b5cc-ff545ed02a3a" text:style-name="OrderedList" xml:id="e7fae6ac-212e-48b6-b5cc-ff545ed02a3a">
        <text:list-item>
          <text:p text:style-name="Normal"><text:span text:style-name="T45">One</text:span></text:p>
        </text:list-item>
      </text:list>
      <text:list text:continue-list="e7fae6ac-212e-48b6-b5cc-ff545ed02a3a" text:style-name="OrderedList" xml:id="aae92732-66ec-4826-ad9a-775117aa8495">
        <text:list-item>
          <text:p text:style-name="Normal"><text:span text:style-name="T46">Two</text:span></text:p>
        </text:list-item>
      </text:list>
      <text:list text:continue-list="e7fae6ac-212e-48b6-b5cc-ff545ed02a3a" text:style-name="OrderedList" xml:id="46c4e387-ba55-4806-95a1-e2356c224bc3">
        <text:list-item>
          <text:p text:style-name="Normal"><text:span text:style-name="T47">Three</text:span></text:p>
        </text:list-item>
      </text:list>
      <text:p text:style-name="Sp10"/>
      <text:list text:continue-list="3f596479-1b0b-46f8-a4e6-4d767ff4c9e8" text:style-name="OrderedList" xml:id="3f596479-1b0b-46f8-a4e6-4d767ff4c9e8">
        <text:list-item>
          <text:p text:style-name="Normal"><text:span text:style-name="T48">One</text:span></text:p>
        </text:list-item>
      </text:list>
      <text:list text:continue-list="3f596479-1b0b-46f8-a4e6-4d767ff4c9e8" text:style-name="OrderedList" xml:id="59c60bad-80e8-4d4a-a878-311aeaa7c93a">
        <text:list-item>
          <text:p text:style-name="Normal"><text:span text:style-name="T49">Two</text:span></text:p>
        </text:list-item>
      </text:list>
      <text:list text:continue-list="3f596479-1b0b-46f8-a4e6-4d767ff4c9e8" text:style-name="OrderedList" xml:id="131117c1-59eb-48e9-b1e5-31c89f9d7645">
        <text:list-item>
          <text:p text:style-name="Normal"><text:span text:style-name="T50">Three</text:span></text:p>
        </text:list-item>
      </text:list>
      <text:p text:style-name="Sp11"/>
      <text:list text:continue-list="d3fc86c9-dee5-4ce2-b2f5-684360318eff" text:style-name="OrderedList" xml:id="d3fc86c9-dee5-4ce2-b2f5-684360318eff">
        <text:list-item>
          <text:p text:style-name="Normal"><text:span text:style-name="T51">One</text:span></text:p>
        </text:list-item>
      </text:list>
      <text:list text:continue-list="d3fc86c9-dee5-4ce2-b2f5-684360318eff" text:style-name="OrderedList" xml:id="a824ddef-f1c8-433b-b7d0-de2230b83c18">
        <text:list-item>
          <text:p text:style-name="Normal"><text:span text:style-name="T52">Two</text:span></text:p>
        </text:list-item>
      </text:list>
      <text:list text:continue-list="d3fc86c9-dee5-4ce2-b2f5-684360318eff" text:style-name="OrderedList" xml:id="98da9b30-f306-453d-a06a-c22c440ff2a5">
        <text:list-item>
          <text:p text:style-name="Normal"><text:span text:style-name="T53">Three</text:span></text:p>
        </text:list-item>
      </text:list>
      <text:p text:style-name="Sp12"/>
      <text:list text:continue-list="b6412d5f-4766-4d22-a2da-01427c5b2d7d" text:style-name="OrderedList" xml:id="b6412d5f-4766-4d22-a2da-01427c5b2d7d">
        <text:list-item>
          <text:p text:style-name="Normal"><text:span text:style-name="T54">One</text:span></text:p>
        </text:list-item>
      </text:list>
      <text:list text:continue-list="b6412d5f-4766-4d22-a2da-01427c5b2d7d" text:style-name="OrderedList" xml:id="44c4b8e8-5ee4-4b84-a0ad-103444c3ef59">
        <text:list-item>
          <text:p text:style-name="Normal"><text:span text:style-name="T55">Two</text:span></text:p>
        </text:list-item>
      </text:list>
      <text:list text:continue-list="b6412d5f-4766-4d22-a2da-01427c5b2d7d" text:style-name="OrderedList" xml:id="283ac986-7786-4e21-9199-0ed5d8794d8a">
        <text:list-item>
          <text:p text:style-name="Normal"><text:span text:style-name="T56">Three</text:span></text:p>
        </text:list-item>
      </text:list>
      <text:p text:style-name="Sp13"/>
      <text:list text:continue-list="026d466a-1027-4416-b388-a8bba51679a3" text:style-name="OrderedList" xml:id="026d466a-1027-4416-b388-a8bba51679a3">
        <text:list-item>
          <text:p text:style-name="Normal"><text:span text:style-name="T57">One</text:span></text:p>
        </text:list-item>
      </text:list>
      <text:list text:continue-list="026d466a-1027-4416-b388-a8bba51679a3" text:style-name="OrderedList" xml:id="00e74b8e-36b1-43be-9513-1efbe933e87b">
        <text:list-item>
          <text:p text:style-name="Normal"><text:span text:style-name="T58">Two</text:span></text:p>
        </text:list-item>
      </text:list>
      <text:list text:continue-list="026d466a-1027-4416-b388-a8bba51679a3" text:style-name="OrderedList" xml:id="339b8615-b0b4-4178-8368-cac6fae21838">
        <text:list-item>
          <text:p text:style-name="Normal"><text:span text:style-name="T59">Three</text:span></text:p>
        </text:list-item>
      </text:list>
      <text:p text:style-name="Sp14"/>
      <text:list text:continue-list="be57642a-c0a1-423c-ae4d-4edc98427124" text:style-name="OrderedList" xml:id="be57642a-c0a1-423c-ae4d-4edc98427124">
        <text:list-item>
          <text:p text:style-name="Normal"><text:span text:style-name="T60">One</text:span></text:p>
        </text:list-item>
      </text:list>
      <text:list text:continue-list="be57642a-c0a1-423c-ae4d-4edc98427124" text:style-name="OrderedList" xml:id="d6485ac5-42b1-48f1-ab91-99bb9c8f9dc5">
        <text:list-item>
          <text:p text:style-name="Normal"><text:span text:style-name="T61">Two</text:span></text:p>
        </text:list-item>
      </text:list>
      <text:list text:continue-list="be57642a-c0a1-423c-ae4d-4edc98427124" text:style-name="OrderedList" xml:id="2fabf68d-727e-4155-b62e-820fddc1159b">
        <text:list-item>
          <text:p text:style-name="Normal"><text:span text:style-name="T62">Three</text:span></text:p>
        </text:list-item>
      </text:list>
      <text:p text:style-name="Sp15"/>
      <text:list text:continue-list="cbb34ef1-d027-4224-850e-faa2b0bf0d64" text:style-name="OrderedList" xml:id="cbb34ef1-d027-4224-850e-faa2b0bf0d64">
        <text:list-item>
          <text:p text:style-name="Normal"><text:span text:style-name="T63">One</text:span></text:p>
        </text:list-item>
      </text:list>
      <text:list text:continue-list="cbb34ef1-d027-4224-850e-faa2b0bf0d64" text:style-name="OrderedList" xml:id="2a516e75-1a6d-41be-8a65-120667167526">
        <text:list-item>
          <text:p text:style-name="Normal"><text:span text:style-name="T64">Two</text:span></text:p>
        </text:list-item>
      </text:list>
      <text:list text:continue-list="cbb34ef1-d027-4224-850e-faa2b0bf0d64" text:style-name="OrderedList" xml:id="04746c38-f108-4684-9206-0ce3871f389f">
        <text:list-item>
          <text:p text:style-name="Normal"><text:span text:style-name="T65">Three</text:span></text:p>
        </text:list-item>
      </text:list>
      <text:p text:style-name="Sp16"/>
      <text:p text:style-name="Normal"><text:span text:style-name="T66">Use style to set bullet type.</text:span></text:p>
      <text:p text:style-name="Sp17"/>
      <text:list text:continue-list="7369e9d4-7e89-4b00-a039-bc7adeb8f1e9" text:style-name="OrdinalEnum" xml:id="7369e9d4-7e89-4b00-a039-bc7adeb8f1e9">
        <text:list-item>
          <text:p text:style-name="Normal"><text:span text:style-name="T67">One</text:span></text:p>
        </text:list-item>
      </text:list>
      <text:list text:continue-list="7369e9d4-7e89-4b00-a039-bc7adeb8f1e9" text:style-name="OrdinalEnum" xml:id="5564eff6-af7e-4d96-bbdb-8936cd3f7c2b">
        <text:list-item>
          <text:p text:style-name="Normal"><text:span text:style-name="T68">Two</text:span></text:p>
        </text:list-item>
      </text:list>
      <text:list text:continue-list="7369e9d4-7e89-4b00-a039-bc7adeb8f1e9" text:style-name="OrdinalEnum" xml:id="377fb8f4-6ba2-4dee-8559-b3eb9dacb4e2">
        <text:list-item>
          <text:p text:style-name="Normal"><text:span text:style-name="T69">Three</text:span></text:p>
        </text:list-item>
      </text:list>
    </office:text>
  </office:body>
</office:document-content>
</file>

<file path=styles.xml><?xml version="1.0" encoding="utf-8"?>
<office:document-styles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xmlns:xml="http://www.w3.org/XML/1998/namespace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halkduster" style:name="Chalkduster"/>
    <style:font-face svg:font-family="Times New Roman" style:name="Times New Roman"/>
    <style:font-face svg:font-family="Times New Roman" style:name="Times New Roman"/>
    <style:font-face svg:font-family="Chalkduster" style:name="Chalkduster"/>
    <style:font-face svg:font-family="Arial" style:name="Arial"/>
    <style:font-face svg:font-family="Courier" style:name="Courier"/>
    <style:font-face svg:font-family="Courier" style:name="Courier"/>
    <style:font-face svg:font-family="Courier" style:name="Courier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 style:font-name="Courier"/>
    </style:style>
    <style:style style:family="text" style:name="T3" style:display-name="T3">
      <style:text-properties/>
    </style:style>
    <style:style style:family="text" style:name="T4" style:display-name="T4">
      <style:text-properties style:font-name="Courier"/>
    </style:style>
    <style:style style:family="text" style:name="T5" style:display-name="T5">
      <style:text-properties/>
    </style:style>
    <style:style style:family="text" style:name="T6" style:display-name="T6">
      <style:text-properties style:font-name="Courier"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  <style:style style:family="text" style:name="T23" style:display-name="T23">
      <style:text-properties/>
    </style:style>
    <style:style style:family="text" style:name="T24" style:display-name="T24">
      <style:text-properties/>
    </style:style>
    <style:style style:family="text" style:name="T25" style:display-name="T25">
      <style:text-properties/>
    </style:style>
    <style:style style:family="text" style:name="T26" style:display-name="T26">
      <style:text-properties/>
    </style:style>
    <style:style style:family="text" style:name="T27" style:display-name="T27">
      <style:text-properties/>
    </style:style>
    <style:style style:family="text" style:name="T28" style:display-name="T28">
      <style:text-properties/>
    </style:style>
    <style:style style:family="text" style:name="T29" style:display-name="T29">
      <style:text-properties/>
    </style:style>
    <style:style style:family="text" style:name="T30" style:display-name="T30">
      <style:text-properties/>
    </style:style>
    <style:style style:family="text" style:name="T31" style:display-name="T31">
      <style:text-properties/>
    </style:style>
    <style:style style:family="text" style:name="T32" style:display-name="T32">
      <style:text-properties/>
    </style:style>
    <style:style style:family="text" style:name="T33" style:display-name="T33">
      <style:text-properties/>
    </style:style>
    <style:style style:family="text" style:name="T34" style:display-name="T34">
      <style:text-properties/>
    </style:style>
    <style:style style:family="text" style:name="T35" style:display-name="T35">
      <style:text-properties/>
    </style:style>
    <style:style style:family="text" style:name="T36" style:display-name="T36">
      <style:text-properties/>
    </style:style>
    <style:style style:family="text" style:name="T37" style:display-name="T37">
      <style:text-properties/>
    </style:style>
    <style:style style:family="text" style:name="T38" style:display-name="T38">
      <style:text-properties/>
    </style:style>
    <style:style style:family="text" style:name="T39" style:display-name="T39">
      <style:text-properties/>
    </style:style>
    <style:style style:family="text" style:name="T40" style:display-name="T40">
      <style:text-properties/>
    </style:style>
    <style:style style:family="text" style:name="T41" style:display-name="T41">
      <style:text-properties/>
    </style:style>
    <style:style style:family="text" style:name="T42" style:display-name="T42">
      <style:text-properties/>
    </style:style>
    <style:style style:family="text" style:name="T43" style:display-name="T43">
      <style:text-properties/>
    </style:style>
    <style:style style:family="text" style:name="T44" style:display-name="T44">
      <style:text-properties/>
    </style:style>
    <style:style style:family="text" style:name="T45" style:display-name="T45">
      <style:text-properties/>
    </style:style>
    <style:style style:family="text" style:name="T46" style:display-name="T46">
      <style:text-properties/>
    </style:style>
    <style:style style:family="text" style:name="T47" style:display-name="T47">
      <style:text-properties/>
    </style:style>
    <style:style style:family="text" style:name="T48" style:display-name="T48">
      <style:text-properties/>
    </style:style>
    <style:style style:family="text" style:name="T49" style:display-name="T49">
      <style:text-properties/>
    </style:style>
    <style:style style:family="text" style:name="T50" style:display-name="T50">
      <style:text-properties/>
    </style:style>
    <style:style style:family="text" style:name="T51" style:display-name="T51">
      <style:text-properties/>
    </style:style>
    <style:style style:family="text" style:name="T52" style:display-name="T52">
      <style:text-properties/>
    </style:style>
    <style:style style:family="text" style:name="T53" style:display-name="T53">
      <style:text-properties/>
    </style:style>
    <style:style style:family="text" style:name="T54" style:display-name="T54">
      <style:text-properties/>
    </style:style>
    <style:style style:family="text" style:name="T55" style:display-name="T55">
      <style:text-properties/>
    </style:style>
    <style:style style:family="text" style:name="T56" style:display-name="T56">
      <style:text-properties/>
    </style:style>
    <style:style style:family="text" style:name="T57" style:display-name="T57">
      <style:text-properties/>
    </style:style>
    <style:style style:family="text" style:name="T58" style:display-name="T58">
      <style:text-properties/>
    </style:style>
    <style:style style:family="text" style:name="T59" style:display-name="T59">
      <style:text-properties/>
    </style:style>
    <style:style style:family="text" style:name="T60" style:display-name="T60">
      <style:text-properties/>
    </style:style>
    <style:style style:family="text" style:name="T61" style:display-name="T61">
      <style:text-properties/>
    </style:style>
    <style:style style:family="text" style:name="T62" style:display-name="T62">
      <style:text-properties/>
    </style:style>
    <style:style style:family="text" style:name="T63" style:display-name="T63">
      <style:text-properties/>
    </style:style>
    <style:style style:family="text" style:name="T64" style:display-name="T64">
      <style:text-properties/>
    </style:style>
    <style:style style:family="text" style:name="T65" style:display-name="T65">
      <style:text-properties/>
    </style:style>
    <style:style style:family="text" style:name="T66" style:display-name="T66">
      <style:text-properties/>
    </style:style>
    <style:style style:family="text" style:name="T67" style:display-name="T67">
      <style:text-properties/>
    </style:style>
    <style:style style:family="text" style:name="T68" style:display-name="T68">
      <style:text-properties/>
    </style:style>
    <style:style style:family="text" style:name="T69" style:display-name="T69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xml="http://www.w3.org/XML/1998/namespace" xmlns:svg="urn:oasis:names:tc:opendocument:xmlns:svg-compatible:1.0" office:version="1.2">
  <office:meta>
    <meta:generator>ODFPY/1.3.5</meta:generator>
  </office:meta>
</office:document-meta>
</file>